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63a2" officeooo:paragraph-rsid="001763a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63a2" officeooo:paragraph-rsid="001763a2" style:font-weight-asian="bold" style:font-weight-complex="bold"/>
    </style:style>
    <style:style style:name="P3" style:family="paragraph" style:parent-style-name="Standard">
      <style:text-properties fo:font-weight="bold" officeooo:rsid="0017cf77" officeooo:paragraph-rsid="0017cf77" style:font-weight-asian="bold" style:font-weight-complex="bold"/>
    </style:style>
    <style:style style:name="P4" style:family="paragraph" style:parent-style-name="Standard" style:list-style-name="L2">
      <style:text-properties fo:font-weight="bold" officeooo:rsid="0017cf77" officeooo:paragraph-rsid="0017cf77" style:font-weight-asian="bold" style:font-weight-complex="bold"/>
    </style:style>
    <style:style style:name="P5" style:family="paragraph" style:parent-style-name="Standard" style:list-style-name="L2">
      <style:text-properties fo:font-weight="bold" officeooo:rsid="001b3450" officeooo:paragraph-rsid="001b3450" style:font-weight-asian="bold" style:font-weight-complex="bold"/>
    </style:style>
    <style:style style:name="P6" style:family="paragraph" style:parent-style-name="Standard" style:list-style-name="L2">
      <style:text-properties fo:font-weight="bold" officeooo:rsid="001c66f2" officeooo:paragraph-rsid="001c66f2" style:font-weight-asian="bold" style:font-weight-complex="bold"/>
    </style:style>
    <style:style style:name="P7" style:family="paragraph" style:parent-style-name="Standard">
      <style:text-properties officeooo:paragraph-rsid="001763a2"/>
    </style:style>
    <style:style style:name="P8" style:family="paragraph" style:parent-style-name="Standard" style:list-style-name="L1">
      <style:text-properties officeooo:paragraph-rsid="001763a2"/>
    </style:style>
    <style:style style:name="P9" style:family="paragraph" style:parent-style-name="Standard">
      <style:text-properties fo:font-weight="normal" officeooo:rsid="0017cf77" officeooo:paragraph-rsid="0017cf77" style:font-weight-asian="normal" style:font-weight-complex="normal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bold" officeooo:rsid="001c66f2" officeooo:paragraph-rsid="001c66f2" style:font-weight-asian="bold" style:font-weight-complex="bold"/>
    </style:style>
    <style:style style:name="T1" style:family="text">
      <style:text-properties officeooo:rsid="001763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ed4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CTURA DE SOFTWARE</text:p>
      <text:p text:style-name="P2"/>
      <text:p text:style-name="P2">Ciclo de etapas del software</text:p>
      <text:list text:style-name="L1">
        <text:list-item>
          <text:p text:style-name="P8"><text:span text:style-name="T1">Planificacion del concepto</text:span></text:p>
        </text:list-item>
        <text:list-item>
          <text:p text:style-name="P8"><text:span text:style-name="T1">Definicion de requisitos</text:span></text:p>
        </text:list-item>
        <text:list-item>
          <text:p text:style-name="P8"><text:span text:style-name="T1">Diseño</text:span></text:p>
        </text:list-item>
        <text:list-item>
          <text:p text:style-name="P8"><text:span text:style-name="T1">Fase del desarrollo y pruebas</text:span></text:p>
        </text:list-item>
        <text:list-item>
          <text:p text:style-name="P8"><text:span text:style-name="T1">Puesta en marcha</text:span></text:p>
        </text:list-item>
        <text:list-item>
          <text:p text:style-name="P8"><text:span text:style-name="T1">Operaciones y mantenimientos</text:span></text:p>
        </text:list-item>
        <text:list-item>
          <text:p text:style-name="P8"><text:span text:style-name="T1">Disposicion</text:span></text:p>
        </text:list-item>
      </text:list>
      <text:p text:style-name="P7"/>
      <text:p text:style-name="P3">Terminos de arquitectura</text:p>
      <text:p text:style-name="P9"/>
      <text:list xml:id="list574155246" text:style-name="L2">
        <text:list-item>
          <text:p text:style-name="P4">Disponibilidad: <text:span text:style-name="T2">Se refiere a la posibilidad de acceder a la base de datos en cualquier momento.</text:span></text:p>
        </text:list-item>
        <text:list-item>
          <text:p text:style-name="P4">Latencia: <text:span text:style-name="T2">Es el tiempo en el que el usuario accede a los datos (distancia que puede existir entre los datos).</text:span></text:p>
        </text:list-item>
        <text:list-item>
          <text:p text:style-name="P5">Topologia/conectividad/geografia: <text:span text:style-name="T2">Se refiere a la relacion unificada dentro de los datos. Conocer que esta conectado con que, bien sea una conexion geograficamente o tecnologia de conectividad.</text:span></text:p>
        </text:list-item>
        <text:list-item>
          <text:p text:style-name="P6">Redundancia: <text:span text:style-name="T2">Se refiere a la necesidad de duplicar </text:span><text:span text:style-name="T3">la base de datos en caso de que un servidor falle.</text:span></text:p>
        </text:list-item>
        <text:list-item>
          <text:p text:style-name="P10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ak" fo:country="G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ak" fo:country="G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08:02:50.563000000</meta:creation-date>
    <dc:date>2022-11-15T08:22:03.622000000</dc:date>
    <meta:editing-duration>PT4M50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5" meta:word-count="123" meta:character-count="733" meta:non-whitespace-character-count="636"/>
  </office:meta>
</office:document-meta>
</file>